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80a66" officeooo:paragraph-rsid="00180a66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89d28" officeooo:paragraph-rsid="00189d28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90461" officeooo:paragraph-rsid="00190461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" officeooo:rsid="00190461" officeooo:paragraph-rsid="00190461"/>
    </style:style>
    <style:style style:name="T1" style:family="text">
      <style:text-properties officeooo:rsid="00189d2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<text:span text:style-name="T1">Sécurité</text:span></text:p>
      <text:p text:style-name="P1"/>
      <text:p text:style-name="P2">Tâche 1 :</text:p>
      <text:p text:style-name="P2"/>
      <text:p text:style-name="P2">Sujet : En 2013, Yahoo a été victime d'une importante violation de données qui a touché environ 3 milliards de comptes d'utilisateurs. L'incident a été l'une des plus grandes failles de sécurité dans l'histoire d'Internet.</text:p>
      <text:p text:style-name="P2"/>
      <text:p text:style-name="P2">1.</text:p>
      <text:p text:style-name="P2">L'attaque contre Yahoo a été attribuée à des acteurs soutenus par un État, selon les investigations. Les attaquants ont exploité une vulnérabilité dans le système de messagerie électronique de l'entreprise. Ils ont réussi à accéder aux informations sensibles des utilisateurs en exploitant une faille de sécurité.</text:p>
      <text:p text:style-name="P2"/>
      <text:p text:style-name="P2">2.</text:p>
      <text:p text:style-name="P2">L'impact de cette violation de données était considérable. Les informations compromises incluaient des noms, des adresses e-mail, des numéros de téléphone, des dates de naissance et des mots de passe cryptés. Les conséquences pour les individus allaient de la perte de confidentialité à des risques accrus de vol d'identité. Pour Yahoo, cela a entraîné une perte de confiance de la part des utilisateurs, des enquêtes réglementaires et des répercussions financières significatives.</text:p>
      <text:p text:style-name="P2"/>
      <text:p text:style-name="P2">3.</text:p>
      <text:p text:style-name="P2">Yahoo a pris des mesures pour résoudre l'incident en prenant conscience de la faille de sécurité. L'entreprise a mis en œuvre des améliorations dans ses pratiques de sécurité, a informé les utilisateurs affectés et les a encouragés à changer leurs mots de passe. Yahoo a également coopéré avec les autorités compétentes et a renforcé ses mesures de sécurité pour éviter de futures violations.</text:p>
      <text:p text:style-name="P2"/>
      <text:p text:style-name="P2">Tâche 2 :</text:p>
      <text:p text:style-name="P2"/>
      <text:p text:style-name="P2">1.</text:p>
      <text:p text:style-name="P2">Informations personnelles : nom, adresse, numéro de téléphone, date de naissance.</text:p>
      <text:p text:style-name="P2">Informations financières : numéros de carte de crédit, informations bancaires.</text:p>
      <text:p text:style-name="P2"/>
      <text:p text:style-name="P3">2.</text:p>
      <text:p text:style-name="P3">Serveurs de base de données.</text:p>
      <text:p text:style-name="P3">Serveurs d'application.</text:p>
      <text:p text:style-name="P3">Réseau interne.</text:p>
      <text:p text:style-name="P3">Interfaces utilisateur et applications.</text:p>
      <text:p text:style-name="P3"/>
      <text:p text:style-name="P3">3.</text:p>
      <text:p text:style-name="P3">Risques : vol d'identité, fraude financière.</text:p>
      <text:p text:style-name="P3">Menaces : attaques par force brute, phishing, accès non autorisé.</text:p>
      <text:p text:style-name="P3">Vulnérabilités : failles de sécurité logicielle, insuffisances dans le contrôle d'accès</text:p>
      <text:p text:style-name="P3"/>
      <text:p text:style-name="P3">4.</text:p>
      <text:p text:style-name="P3">Authentification forte : utilisation de l'authentification à deux facteurs.</text:p>
      <text:p text:style-name="P3">Contrôle d'accès strict : accès basé sur les rôles et les privilèges.</text:p>
      <text:p text:style-name="P3">Système de détection d'intrusion (IDS) : surveillance continue du trafic réseau.</text:p>
      <text:p text:style-name="P3">Chiffrement des données : stockage et transmission sécurisés des informations sensibles.</text:p>
      <text:p text:style-name="P3">Mises à jour régulières des logiciels : correction des vulnérabilités connues.</text:p>
      <text:p text:style-name="P4">5.</text:p>
      <text:p text:style-name="P3">Stratégies de communication : informer rapidement les parties prenantes et les utilisateurs affectés.</text:p>
      <text:p text:style-name="P3">Procédures d’escalade : définir des canaux de communication et des responsabilités pour une réponse rapide.</text:p>
      <text:p text:style-name="P3">Étapes d’analyse post-incident : enquête approfondie pour comprendre la nature de l'incident.</text:p>
      <text:p text:style-name="P3">Améliorations post-incident : ajuster les politiques de sécurité, renforcer les mesures de préven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050000L" svg:font-family="D050000L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38:26.740381746</meta:creation-date>
    <dc:date>2024-02-26T18:03:56.000579298</dc:date>
    <meta:editing-duration>PT3M39S</meta:editing-duration>
    <meta:editing-cycles>1</meta:editing-cycles>
    <meta:document-statistic meta:table-count="0" meta:image-count="0" meta:object-count="0" meta:page-count="2" meta:paragraph-count="33" meta:word-count="399" meta:character-count="2710" meta:non-whitespace-character-count="2344"/>
    <meta:generator>LibreOffice/7.3.7.2$Linux_X86_64 LibreOffice_project/30$Build-2</meta:generator>
  </office:meta>
</office:document-meta>
</file>